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CompiledScript.eval( Scrip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hinoCompiledScript.RhinoCompiledScript( Script script , RhinoScrip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hinoCompiledScript.ge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